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4.3cm" fo:min-width="4.049cm" fo:padding-top="0.165cm" fo:padding-bottom="0.165cm" fo:padding-left="0.29cm" fo:padding-right="0.29cm" draw:shadow="hidden" loext:glow-radius="0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4.3cm" fo:min-width="4.049cm" fo:padding-top="0.165cm" fo:padding-bottom="0.165cm" fo:padding-left="0.29cm" fo:padding-right="0.29cm" draw:shadow="hidden" loext:glow-radius="0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4.298cm" fo:min-width="4.049cm" fo:padding-top="0.165cm" fo:padding-bottom="0.165cm" fo:padding-left="0.29cm" fo:padding-right="0.29cm" draw:shadow="hidden" loext:glow-radius="0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4.298cm" fo:min-width="4.049cm" fo:padding-top="0.165cm" fo:padding-bottom="0.165cm" fo:padding-left="0.29cm" fo:padding-right="0.29cm" draw:shadow="hidden" loext:glow-radius="0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fill-color="#729fcf" draw:textarea-horizontal-align="justify" draw:textarea-vertical-align="middle" draw:auto-grow-height="false" fo:min-height="0.888cm" fo:min-width="4.275cm" fo:padding-top="0.165cm" fo:padding-bottom="0.165cm" fo:padding-left="0.29cm" fo:padding-right="0.29cm" draw:shadow="hidden" loext:glow-radius="0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  <style:text-properties fo:font-weight="bold"/>
    </style:style>
    <style:style style:name="P2" style:family="paragraph"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49cm" svg:height="4.55cm" svg:x="8.458cm" svg:y="3.7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549cm" svg:height="4.55cm" svg:x="13.007cm" svg:y="3.797cm">
          <text:p text:style-name="P2">Index 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549cm" svg:height="4.55cm" svg:x="17.556cm" svg:y="3.7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549cm" svg:height="4.55cm" svg:x="22.105cm" svg:y="3.7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549cm" svg:height="4.55cm" svg:x="8.458cm" svg:y="3.797cm">
          <text:p text:style-name="P2">Index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549cm" svg:height="4.55cm" svg:x="17.556cm" svg:y="3.797cm">
          <text:p text:style-name="P2">Index 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549cm" svg:height="4.55cm" svg:x="22.105cm" svg:y="3.797cm">
          <text:p text:style-name="P2">Index 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49cm" svg:height="4.548cm" svg:x="8.458cm" svg:y="8.3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549cm" svg:height="4.548cm" svg:x="13.007cm" svg:y="8.347cm">
          <text:p text:style-name="P2">Index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49cm" svg:height="4.548cm" svg:x="17.556cm" svg:y="8.3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49cm" svg:height="4.548cm" svg:x="22.105cm" svg:y="8.3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549cm" svg:height="4.548cm" svg:x="8.458cm" svg:y="8.347cm">
          <text:p text:style-name="P2">Index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549cm" svg:height="4.548cm" svg:x="17.556cm" svg:y="8.347cm">
          <text:p text:style-name="P2">Index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549cm" svg:height="4.548cm" svg:x="22.105cm" svg:y="8.347cm">
          <text:p text:style-name="P2">Index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457cm" svg:height="2.274cm" svg:x="1.635cm" svg:y="9.711cm">
          <text:p text:style-name="P2">Row 0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457cm" svg:height="2.275cm" svg:x="1.635cm" svg:y="5.162cm">
          <text:p text:style-name="P2">Row 1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457cm" svg:height="2.274cm" draw:transform="rotate (1.5707963267949) translate (9.52cm 19.415cm)">
          <text:p text:style-name="P2">Column 0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457cm" svg:height="2.275cm" draw:transform="rotate (1.5707963267949) translate (14.22cm 19.415cm)">
          <text:p text:style-name="P2">Column 1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457cm" svg:height="2.274cm" draw:transform="rotate (1.5707963267949) translate (18.618cm 19.415cm)">
          <text:p text:style-name="P2">Column 2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457cm" svg:height="2.274cm" draw:transform="rotate (1.5707963267949) translate (23.167cm 19.415cm)">
          <text:p text:style-name="P2">Column 3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Noah Kirschmann</meta:initial-creator>
    <meta:creation-date>2021-01-17T17:07:29.945810313</meta:creation-date>
    <dc:date>2021-01-17T17:23:08.628549385</dc:date>
    <dc:creator>Noah Kirschmann</dc:creator>
    <meta:editing-duration>PT15M37S</meta:editing-duration>
    <meta:editing-cycles>6</meta:editing-cycles>
    <meta:generator>LibreOffice/7.0.3.1$Linux_X86_64 LibreOffice_project/00$Build-1</meta:generator>
    <meta:document-statistic meta:object-count="20"/>
  </office:meta>
</office:document-meta>
</file>